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Matthew </text:span></text:p>
        <text:p text:style-name="TitleMain_scrBook_scrBody"><text:span text:style-name="span_TitleMain_scrBook_scrBody">Gutnius Matyu i raitim</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 text:c="1"/><text:span text:style-name="span_Paragraph1_scrSection_scrBook_scrBody"><text:span text:style-name="VerseNumber1_Paragraph1_scrSection_scrBook_scrBody">1 </text:span>Dispela †  em i tok long ol lain tumbuna bilong Jisas Krais. Jisas em i bilong lain bilong Devit na Devit em i bilong lain bilong Abraham. replace text here</text:span></text:p>
        <text:p text:style-name="SectionHead_scrSection_scrSection_scrBook_scrBody"><text:span text:style-name="span_SectionHead_scrSection_scrSection_scrBook_scrBody">Josep wantaim meri na pikinini i go long Isip</text:span></text:p>
        <text:p text:style-name="Paragraph_scrSection_scrSection_scrBook_scrBody"><text:span text:style-name="span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a xlink:type="simple" xlink:href="#f06c1ac15-935c-4ff4-99f9-257a5372c48a">c</text:a></text:span><text:span text:style-name="span_Paragraph_scrSection_scrSection_scrBook_scrBody"> Na yu mas i stap long Isip inap long taim mi givim tok gen long yu, long wanem, Herot i laik painim pikinini na kilim em i dai.” </text:span><text:span text:style-name="span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keep-with-next="always" fo:orphans="5"/>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fo:orphans="2" fo:widows="2"/>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fo:orphans="2" fo:widows="2"/>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9pt" style:font-size-complex="9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Mangal"/>
    </style:style>
    <style:style style:name="span_.hi" style:family="paragraph" style:parent-style-name="none">
      <style:text-properties fo:font-family="Manga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m" style:family="paragraph" style:parent-style-name="none">
      <style:text-properties fo:font-family="DaunPenh"/>
    </style:style>
    <style:style style:name="span_.km" style:family="paragraph" style:parent-style-name="none">
      <style:text-properties fo:font-family="DaunPenh"/>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ac-fonipa" style:family="paragraph" style:parent-style-name="none">
      <style:text-properties fo:font-family="Charis SIL"/>
    </style:style>
    <style:style style:name="span_.pac-fonipa" style:family="paragraph" style:parent-style-name="none">
      <style:text-properties fo:font-family="Charis SIL"/>
    </style:style>
    <style:style style:name="div_.pac" style:family="paragraph" style:parent-style-name="none">
      <style:text-properties fo:font-family="Charis SIL"/>
    </style:style>
    <style:style style:name="span_.pac"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fo:orphans="2" fo:widows="2"/>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keep-with-next="always" fo:orphans="5"/>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9pt" style:text-position="super 55%"/>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Times New Roman"/>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margin-top="32.59842pt" fo:margin-right="42.51968pt" fo:margin-bottom="32.59842pt" fo:margin-left="42.51968pt" fo:page-width="459.2126pt" fo:page-height="649.1339pt"/>
    </style:page-layout>
    <style:page-layout style:name="pm13">
      <style:page-layout-properties fo:margin-top="32.59842pt" fo:margin-right="42.51968pt" fo:margin-bottom="32.59842pt" fo:margin-left="42.51968pt" fo:page-width="459.2126pt" fo:page-height="649.1339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page-number text:select-page="current">4</text:page-number></text:p>
      </style:header>
    </style:master-page>
    <style:master-page style:name="Right_20_Page" style:display-name="Right Page" style:page-layout-name="pm5" style:next-style-name="Left_20_Page">
      <style:header>
        <text:p text:style-name="Header"><text:tab/><text:page-number text:select-page="current">4</text:page-number><text:tab/><text:span text:style-name="MT1"><text:variable-get text:name="Left_Guideword_L" office:value-type="string"/></text:span></text:p>
      </style:header>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0-24T13:51:32</meta:creation-date>
    <dc:creator>Trihus</dc:creator>
    <dc:date>2012-10-24T13:51:3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3.2.2752</meta:user-defined>
    <meta:user-defined meta:name="Created-By">ReSharper 7.0.1098.2760</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Users\Trihus\git\pathway\pathway\Test\PsExport\TestFiles\Output\T9\PreservePartFile1"
Const IsPreview = "False"
Const RunMacroFirstTime = "True"
Const IsCoverImageInserted = "false"
'Changed On Sep-25-2012 for TD-3222(CoverPage Image not centered in Pdf (Using Open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On Error GoTo MyError:
	TurnOffNonPrintingCharacters() 
	
	AlingOverlappingImages()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msgbox("dispose")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